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LateralCacheService.getGroupKeys( String cache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LateralCacheService.remove( String cacheName , Serializable key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LateralCacheService.removeAll( String cacheName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LateralCacheService.getMatching( String cache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LateralCacheService.update( ICacheElement item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